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1200000035C1F7597D.jpg"/>
  <manifest:file-entry manifest:media-type="image/png" manifest:full-path="Pictures/10000000000001F4000001F40EB13405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26pt" fo:font-weight="bold" style:font-size-asian="26pt" style:font-weight-asian="bold" style:font-size-complex="26pt"/>
    </style:style>
    <style:style style:name="T2" style:family="text">
      <style:text-properties fo:font-size="54pt" fo:font-weight="bold" style:font-size-asian="54pt" style:font-weight-asian="bold" style:font-size-complex="54pt"/>
    </style:style>
    <style:style style:name="T3" style:family="text">
      <style:text-properties fo:font-size="48pt" fo:font-weight="bold" style:font-size-asian="48pt" style:font-weight-asian="bold" style:font-size-complex="48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102in" draw:stroke-linejoin="miter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2" svg:width="2.8539in" svg:height="0.5516in" svg:x="1.052in" svg:y="1.052in">
        <draw:image xlink:href="Pictures/100000000000011200000035C1F7597D.jpg" xlink:type="simple" xlink:show="embed" xlink:actuate="onLoad">
          <text:p/>
        </draw:image>
      </draw:frame>
      <text:p text:style-name="P1"/>
      <text:p text:style-name="Standard"><text:span text:style-name="T3"/></text:p>
      <text:p text:style-name="Standard"><text:span text:style-name="T3">Order Here</text:span></text:p>
      <text:p text:style-name="Standard"><text:span text:style-name="T1">(Using your smart phone)</text:span></text:p>
      <text:p text:style-name="Standard"><draw:frame draw:style-name="fr1" draw:name="1" text:anchor-type="as-char" svg:width="5.2083in" svg:height="5.2083in" draw:z-index="1"><draw:image xlink:href="Pictures/10000000000001F4000001F40EB13405.png" xlink:type="simple" xlink:show="embed" xlink:actuate="onLoad"/></draw:frame> </text:p>
      <text:p text:style-name="Standard">Use any QR Code rea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Bay</meta:initial-creator>
    <dc:creator>Partha Mukherjee</dc:creator>
    <meta:editing-cycles>7</meta:editing-cycles>
    <meta:creation-date>2012-11-29T19:05:00</meta:creation-date>
    <dc:date>2012-12-17T21:07:48.63</dc:date>
    <meta:editing-duration>PT1M56S</meta:editing-duration>
    <meta:generator>OpenOffice.org/3.4.1$Win32 OpenOffice.org_project/341m1$Build-9593</meta:generator>
    <meta:document-statistic meta:table-count="0" meta:image-count="1" meta:object-count="0" meta:page-count="1" meta:paragraph-count="4" meta:word-count="11" meta:character-count="59"/>
    <meta:user-defined meta:name="AppVersion">12.0000</meta:user-defined>
    <meta:user-defined meta:name="Company">eBay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